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1.0827in"/>
    </style:style>
    <style:style style:name="co3" style:family="table-column">
      <style:table-column-properties fo:break-before="auto" style:column-width="1.0272in"/>
    </style:style>
    <style:style style:name="co4" style:family="table-column">
      <style:table-column-properties fo:break-before="auto" style:column-width="1.0898in"/>
    </style:style>
    <style:style style:name="co5" style:family="table-column">
      <style:table-column-properties fo:break-before="auto" style:column-width="0.3in"/>
    </style:style>
    <style:style style:name="co6" style:family="table-column">
      <style:table-column-properties fo:break-before="auto" style:column-width="0.4173in"/>
    </style:style>
    <style:style style:name="co7" style:family="table-column">
      <style:table-column-properties fo:break-before="auto" style:column-width="0.598in"/>
    </style:style>
    <style:style style:name="co8" style:family="table-column">
      <style:table-column-properties fo:break-before="auto" style:column-width="0.5839in"/>
    </style:style>
    <style:style style:name="co9" style:family="table-column">
      <style:table-column-properties fo:break-before="auto" style:column-width="0.8126in"/>
    </style:style>
    <style:style style:name="co10"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9"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37" style:family="table-cell" style:parent-style-name="Default" style:data-style-name="N2">
      <style:table-cell-properties style:diagonal-bl-tr="none" style:diagonal-tl-br="none" fo:border="none" fo:padding="0.028in" style:rotation-align="none"/>
    </style:style>
    <style:style style:name="ce38" style:family="table-cell" style:parent-style-name="Default">
      <style:table-cell-properties fo:padding="0.028in"/>
    </style:style>
    <style:style style:name="ce39" style:family="table-cell" style:parent-style-name="Default">
      <style:table-cell-properties style:diagonal-bl-tr="none" style:diagonal-tl-br="none" fo:border="none" fo:padding="0.028in" style:rotation-align="none"/>
    </style:style>
    <style:style style:name="ce40"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41" style:family="table-cell" style:parent-style-name="Default" style:data-style-name="N84">
      <style:table-cell-properties style:diagonal-bl-tr="none" style:diagonal-tl-br="none" fo:border="none" fo:padding="0.028in" style:rotation-align="none"/>
    </style:style>
    <style:style style:name="ce42" style:family="table-cell" style:parent-style-name="Default">
      <style:table-cell-properties style:diagonal-bl-tr="none" style:diagonal-tl-br="none" fo:border="none" fo:padding="0.028in" style:rotation-align="none"/>
      <style:text-properties fo:font-weight="bold"/>
    </style:style>
    <style:style style:name="ce43"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48" style:family="table-cell" style:parent-style-name="Default" style:data-style-name="N2">
      <style:table-cell-properties fo:padding="0.028in"/>
    </style:style>
    <style:style style:name="ce49"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7"/>
        <table:table-column table:style-name="co2" table:default-cell-style-name="ce19"/>
        <table:table-column table:style-name="co3" table:default-cell-style-name="ce39"/>
        <table:table-column table:style-name="co4" table:default-cell-style-name="ce39"/>
        <table:table-column table:style-name="co5" table:default-cell-style-name="ce19"/>
        <table:table-column table:style-name="co4" table:default-cell-style-name="ce49"/>
        <table:table-column table:style-name="co6" table:default-cell-style-name="ce37"/>
        <table:table-column table:style-name="co7" table:default-cell-style-name="ce37"/>
        <table:table-column table:style-name="co8" table:default-cell-style-name="ce37"/>
        <table:table-column table:style-name="co9" table:default-cell-style-name="ce39"/>
        <table:table-row table:style-name="ro1">
          <table:table-cell table:style-name="ce19" office:value-type="string" calcext:value-type="string">
            <text:p>PETSA</text:p>
          </table:table-cell>
          <table:table-cell table:style-name="ce41" office:value-type="date" office:date-value="2020-03-26" calcext:value-type="date">
            <text:p>2020-03-26</text:p>
          </table:table-cell>
          <table:table-cell office:value-type="string" calcext:value-type="string">
            <text:p>THURSDAY</text:p>
          </table:table-cell>
          <table:table-cell/>
          <table:table-cell table:style-name="ce39" table:number-columns-repeated="5"/>
          <table:table-cell/>
        </table:table-row>
        <table:table-row table:style-name="ro1">
          <table:table-cell table:style-name="ce35" office:value-type="string" calcext:value-type="string">
            <text:p>CASH</text:p>
          </table:table-cell>
          <table:table-cell table:style-name="ce35" office:value-type="string" calcext:value-type="string">
            <text:p>STORED</text:p>
          </table:table-cell>
          <table:table-cell table:style-name="ce35" office:value-type="string" calcext:value-type="string">
            <text:p>COINS</text:p>
          </table:table-cell>
          <table:table-cell table:style-name="ce35" office:value-type="string" calcext:value-type="string">
            <text:p>ACTUAL TOTAL</text:p>
          </table:table-cell>
          <table:table-cell table:style-name="ce39" table:number-columns-repeated="2"/>
          <table:table-cell table:style-name="ce35" office:value-type="string" calcext:value-type="string">
            <text:p>PF</text:p>
          </table:table-cell>
          <table:table-cell table:style-name="ce35" office:value-type="string" calcext:value-type="string">
            <text:p>COUNT</text:p>
          </table:table-cell>
          <table:table-cell table:style-name="ce35" office:value-type="string" calcext:value-type="string">
            <text:p>NET PF</text:p>
          </table:table-cell>
          <table:table-cell/>
        </table:table-row>
        <table:table-row table:style-name="ro1">
          <table:table-cell table:number-columns-repeated="3" table:style-name="ce36"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ASH OUT</text:p>
          </table:table-cell>
          <table:table-cell table:style-name="ce37"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8"/>
          <table:table-cell table:number-columns-repeated="3"/>
          <table:table-cell office:value-type="float" office:value="5" calcext:value-type="float">
            <text:p>5</text:p>
          </table:table-cell>
          <table:table-cell office:value-type="string" calcext:value-type="string">
            <text:p>LAB</text:p>
          </table:table-cell>
          <table:table-cell table:number-columns-repeated="2" office:value-type="float" office:value="0" calcext:value-type="float">
            <text:p>0.00</text:p>
          </table:table-cell>
          <table:table-cell table:formula="of:=[.G7]" office:value-type="float" office:value="0" calcext:value-type="float">
            <text:p>0.00</text:p>
          </table:table-cell>
          <table:table-cell/>
        </table:table-row>
        <table:table-row table:style-name="ro1">
          <table:table-cell table:style-name="ce38"/>
          <table:table-cell table:number-columns-repeated="3"/>
          <table:table-cell office:value-type="float" office:value="6" calcext:value-type="float">
            <text:p>6</text:p>
          </table:table-cell>
          <table:table-cell office:value-type="string" calcext:value-type="string">
            <text:p>SSS</text:p>
          </table:table-cell>
          <table:table-cell table:number-columns-repeated="2" office:value-type="float" office:value="0" calcext:value-type="float">
            <text:p>0.00</text:p>
          </table:table-cell>
          <table:table-cell table:formula="of:=[.G8]" office:value-type="float" office:value="0" calcext:value-type="float">
            <text:p>0.00</text:p>
          </table:table-cell>
          <table:table-cell/>
        </table:table-row>
        <table:table-row table:style-name="ro1">
          <table:table-cell table:style-name="ce39"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2" office:value-type="float" office:value="0" calcext:value-type="float">
            <text:p>0.00</text:p>
          </table:table-cell>
          <table:table-cell table:formula="of:=[.G9]" office:value-type="float" office:value="0" calcext:value-type="float">
            <text:p>0.00</text:p>
          </table:table-cell>
          <table:table-cell/>
        </table:table-row>
        <table:table-row table:style-name="ro1">
          <table:table-cell/>
          <table:table-cell table:style-name="ce42" office:value-type="string" calcext:value-type="string">
            <text:p>GLUCOSAMINE SULPHATE &amp; CALCIUM</text:p>
          </table:table-cell>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0" table:formula="of:=SUM([.A5:.A10])"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9" office:value-type="string" calcext:value-type="string">
            <text:p>COUNT</text:p>
          </table:table-cell>
          <table:table-cell table:style-name="ce39"/>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7" office:value-type="float" office:value="0" calcext:value-type="float">
            <text:p>0.00</text:p>
          </table:table-cell>
          <table:table-cell table:style-name="ce19"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7" office:value-type="float" office:value="0" calcext:value-type="float">
            <text:p>0.00</text:p>
          </table:table-cell>
          <table:table-cell table:style-name="ce19"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7" office:value-type="float" office:value="0" calcext:value-type="float">
            <text:p>0.00</text:p>
          </table:table-cell>
          <table:table-cell table:style-name="ce19"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2" office:value-type="float" office:value="0" calcext:value-type="float">
            <text:p>0.00</text:p>
          </table:table-cell>
          <table:table-cell table:formula="of:=[.G15]"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39"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1"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8"/>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8" table:number-columns-repeated="3"/>
        </table:table-row>
        <table:table-row table:style-name="ro1">
          <table:table-cell table:style-name="ce38" table:number-columns-repeated="2"/>
          <table:table-cell table:style-name="ce46" office:value-type="string" calcext:value-type="string">
            <text:p>GRAND TOTAL</text:p>
          </table:table-cell>
          <table:table-cell table:style-name="ce40" table:formula="of:=[.G19]+[.D19]-[.B4]-[.A11]" office:value-type="float" office:value="0" calcext:value-type="float">
            <text:p>0.00</text:p>
          </table:table-cell>
          <table:table-cell table:style-name="ce38"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9">00/00/0000</text:date>, <text:time style:data-style-name="N2" text:time-value="14:30:34.73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8-19T14:33:14.964000000</dc:date>
    <meta:editing-duration>P1DT1H28M8S</meta:editing-duration>
    <meta:editing-cycles>1083</meta:editing-cycles>
    <meta:generator>LibreOffice/6.3.5.2$Windows_X86_64 LibreOffice_project/dd0751754f11728f69b42ee2af66670068624673</meta:generator>
    <meta:document-statistic meta:table-count="1" meta:cell-count="12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19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  sDateToday = Split(sDateToday, " ")(0)
'  sDateTodayMonth = Split(sDateToday, "-")(0)
'  sDateTodayDay = Split(sDateToday, "-")(1)
'  sDateTodayYear = Split(sDateToday, "-")(2)  
'  sDateToday = sDateTodayYear &amp; "-" &amp; sDateTodayMonth &amp; "-" &amp; sDateTodayDay
            
  'Msgbox(sDateToday)
  'Msgbox(iDateTodayDay)
  
  'update file location  
'  sOutputPath  = DirectoryNameoutofPath(inputWorkbook.getURL(),"/")
'  sOutputWorkbookFilename = sOutputPath  &amp; "/" &amp; "moscReportForTheDay" &amp; sDateToday &amp; ".ods"
'  sOutputPath  = "G:\Usbong MOSC\Everyone\Information Desk\output\informationDesk\cashier\"
  'sOutputWorkbookFilename = sOutputPath  &amp; "\" &amp; "moscReportForTheDay" &amp; sDateToday &amp; ".ods"

  'Windows Machine
  sOutputPath  = DirectoryNameoutofPath(inputWorkbook.getURL(),"/")
  sOutputWorkbookFilename = sOutputPath  &amp; "/" &amp; "moscReportForTheDay" &amp; sDateToday &amp; ".ods"

  'msgbox(sOutputWorkbookFilename)

  If Not FileExists(sOutputPath) Then
    MkDir(sOutputPath)    
  End If

  outputWorkbook = ThisComponent

  sFileName = FileNameoutofPath(inputWorkbook.getURL(),"/")

  saveAsODSArgs(0).Name = "URL"
  saveAsODSArgs(0).Value = sOutputWorkbookFilename
  saveAsODSArgs(1).Name = "FilterName"
  saveAsODSArgs(1).Value = "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TO-DO: -add: set input and output file paths in one place
  'update file location
  'sInputPath = sOutputPath
  'sInputPath = "D:\Usbong\MOSC\Forms\Information Desk\output\cashier\"
  'sInputPath = "/home/unit_member/Documents/Accounting/Cashier/output/"
  sInputPath  = "G:\Usbong MOSC\Everyone\Information Desk\output\informationDesk\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added by Mike, 20200819
   sInputFilenameMinorset = sInputPath &amp; "Minorset"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edited by Mike, 20200819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sInputFilenameMinorset)

   'TO-DO: -add: this       
   'Call autoFormatSummaryReport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msgbox(UCase(Filename))
                        'edited by Mike, 20200808
                        'Windows Machine
                        'note: in LibreOffice, the filename becomes to use back slash
'                        If (InStr(UCase(Filename), "/MEDICINEASTERISK") &lt;&gt; 0) Then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                        ElseIf (InStr(UCase(Filename), "/MEDICINE") &lt;&gt; 0) Then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                        ElseIf (InStr(UCase(Filename), "/NONMEDICINE") &lt;&gt; 0) Then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                        ElseIf (InStr(UCase(Filename), "/XRAY") &lt;&gt; 0) Then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                        ElseIf (InStr(UCase(Filename), "/LAB") &lt;&gt; 0) Then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summaryReportWorksheet.getCellByPosition(8, 15).Value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summaryReportWorksheet.getCellByPosition(8, 9).Value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summaryReportWorksheet.getCellByPosition(8, 11).Value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summaryReportWorksheet.getCellByPosition(8, 12).Value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summaryReportWorksheet.getCellByPosition(8, 13).Value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added by Mike, 20200819
                        ElseIf (InStr(UCase(Filename), "\MINORSET") &lt;&gt; 0) Then
						    'Note: Cell A1; where: ...getCellByPosition(iColumnCount, iRowCount)
							summaryReportWorksheet.getCellByPosition(6, 8).Value = dFeeTotalCount
							summaryReportWorksheet.getCellByPosition(8, 8).Value = dFeeTotalCount
							summaryReportWorksheet.getCellByPosition(7, 8).Value = iQuantityTotalCount							
                        End If
                Loop
             Close #1
        End If
    Next Filename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8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Path = "G:\Usbong MOSC\Everyone\Information Desk\output\informationDesk\cashier\"

  sFileName = Split(FileNameoutofPath(ThisComponent.getURL(),"/"),".ods")(0) 
  'delete "Final" if already exists
  sFileName = Split(sFileName,"Final")(0)  &amp; "Final"
  'delete .csv if already exists
  sFileName = Split(sFileName,".csv")(0)  &amp; ".csv"

  saveAsCSVArgs(1).Name = "FilterName"
  saveAsCSVArgs(1).Value = "Text - txt - csv (StarCalc)" 
  
'  saveAsCSVArgs(0).Name = "FilterName"
'  saveAsCSVArgs(0).Value = "Text - txt - csv (StarCalc)" 

  'added by Mike, 20200812
'  saveAsCSVArgs(1).Name = "FilterOptions"
'  saveAsCSVArgs(1).Value ="UTF8,CRLF,Liberation Mono,en-US,"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